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5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6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5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7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71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72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75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7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8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9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8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81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82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3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4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5" style:family="paragraph" style:parent-style-name="Standard" style:list-style-name="L21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6" style:family="paragraph" style:parent-style-name="Standard" style:list-style-name="L24">
      <style:paragraph-properties fo:text-align="start" style:justify-single-word="false"/>
      <style:text-properties style:font-name="Liberation Serif" fo:font-size="12pt" fo:font-weight="normal" officeooo:rsid="008c507a" officeooo:paragraph-rsid="0095a702" style:font-size-asian="10.5pt" style:font-weight-asian="normal" style:font-size-complex="12pt" style:font-weight-complex="normal"/>
    </style:style>
    <style:style style:name="P87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89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90" style:family="paragraph" style:parent-style-name="Standard" style:list-style-name="L22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91" style:family="paragraph" style:parent-style-name="Standard" style:list-style-name="L25">
      <style:paragraph-properties fo:text-align="start" style:justify-single-word="false"/>
      <style:text-properties style:font-name="Liberation Serif" fo:font-size="12pt" fo:font-weight="normal" officeooo:rsid="009455c1" officeooo:paragraph-rsid="0095a702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93" style:family="paragraph" style:parent-style-name="Standard" style:list-style-name="L23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95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96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style:style style:name="T29" style:family="text">
      <style:text-properties officeooo:rsid="0095a7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7"/>
      <text:p text:style-name="P17"/>
      <text:p text:style-name="P17">Di<text:span text:style-name="T4">marts</text:span><text:tab/>2<text:span text:style-name="T4">4</text:span>/09/2<text:span text:style-name="T3">4</text:span></text:p>
      <text:p text:style-name="P9">Comentat </text:p>
      <text:list xml:id="list2614999382497781259" text:style-name="L1">
        <text:list-item>
          <text:p text:style-name="P43">Document <text:a xlink:type="simple" xlink:href="https://paulinoposada.github.io/web_fred/web_fred_2425/documents/presentacio_modul.pdf">presentació</text:a></text:p>
        </text:list-item>
        <text:list-item>
          <text:p text:style-name="P44"><text:a xlink:type="simple" xlink:href="https://paulinoposada.github.io/web_fred/web_fred_2425/index_fred_2425.html"><text:span text:style-name="T2">Lloc web</text:span></text:a></text:p>
        </text:list-item>
        <text:list-item>
          <text:p text:style-name="P57">Treball autònom tasca 1</text:p>
        </text:list-item>
        <text:list-item>
          <text:p text:style-name="P45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8">Di<text:span text:style-name="T4">mecres</text:span><text:tab/>2<text:span text:style-name="T5">5</text:span>/09/2<text:span text:style-name="T3">4</text:span></text:p>
      <text:p text:style-name="P10"><text:s/></text:p>
      <text:list xml:id="list7515158555151501477" text:style-name="L2">
        <text:list-item>
          <text:p text:style-name="P50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58">Presentat funcionament datalogger (mesurament temperatures gel, aigua bullint i ambient)</text:p>
        </text:list-item>
      </text:list>
      <text:p text:style-name="P25"/>
      <text:p text:style-name="P25"/>
      <text:p text:style-name="P18">Di<text:span text:style-name="T6">jous<text:tab/></text:span><text:tab/>2<text:span text:style-name="T6">6</text:span>/09/2<text:span text:style-name="T3">4</text:span></text:p>
      <text:p text:style-name="P10"><text:s/></text:p>
      <text:list xml:id="list5899728313606966338" text:style-name="L3">
        <text:list-item>
          <text:p text:style-name="P5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64">Baixat a taller comentat components simulador</text:p>
        </text:list-item>
      </text:list>
      <text:p text:style-name="P32"/>
      <text:p text:style-name="P32"/>
      <text:p text:style-name="P18">Di<text:span text:style-name="T6">vendres<text:tab/></text:span>2<text:span text:style-name="T6">7</text:span>/09/2<text:span text:style-name="T3">4</text:span></text:p>
      <text:p text:style-name="P10"><text:s/></text:p>
      <text:list xml:id="list5488398002605688834" text:style-name="L4">
        <text:list-item>
          <text:p text:style-name="P94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7"/>
      <text:p text:style-name="P37"/>
      <text:p text:style-name="P37"/>
      <text:p text:style-name="P19">Di<text:span text:style-name="T4">marts</text:span><text:tab/><text:span text:style-name="T7">01</text:span>/<text:span text:style-name="T7">10</text:span>/2<text:span text:style-name="T3">4</text:span></text:p>
      <text:p text:style-name="P11"/>
      <text:list xml:id="list71816654319155" text:continue-list="list2614999382497781259" text:style-name="L1">
        <text:list-item>
          <text:p text:style-name="P46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9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9">Di<text:span text:style-name="T4">mecres</text:span><text:tab/><text:span text:style-name="T7">02</text:span>/<text:span text:style-name="T7">10</text:span>/2<text:span text:style-name="T3">4</text:span></text:p>
      <text:p text:style-name="P11"><text:s/></text:p>
      <text:list xml:id="list204884428912463077" text:style-name="L5">
        <text:list-item>
          <text:p text:style-name="P52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60"><text:span text:style-name="T13">D</text:span><text:span text:style-name="T8">emostració soldadura tova</text:span></text:p>
        </text:list-item>
        <text:list-item>
          <text:p text:style-name="P66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67">Inspeccionem chiller portat per Agustin per fer prova de funcionament al taller.</text:p>
        </text:list-item>
      </text:list>
      <text:p text:style-name="P26"/>
      <text:p text:style-name="P26"/>
      <text:p text:style-name="P19">Di<text:span text:style-name="T6">jous<text:tab/></text:span><text:tab/><text:span text:style-name="T7">03</text:span>/<text:span text:style-name="T7">10</text:span>/2<text:span text:style-name="T3">4</text:span></text:p>
      <text:p text:style-name="P11"><text:s/></text:p>
      <text:list xml:id="list4217953070647092706" text:style-name="L6">
        <text:list-item>
          <text:p text:style-name="P68">Sortida amb Javier Catbajosa</text:p>
        </text:list-item>
      </text:list>
      <text:p text:style-name="P33"/>
      <text:p text:style-name="P33"/>
      <text:p text:style-name="P19"/>
      <text:p text:style-name="P42">Di<text:span text:style-name="T6">vendres<text:tab/>04</text:span>/<text:span text:style-name="T7">10</text:span>/2<text:span text:style-name="T3">4</text:span></text:p>
      <text:p text:style-name="P11"><text:s/></text:p>
      <text:list xml:id="list7950354601662407911" text:style-name="L7">
        <text:list-item>
          <text:p text:style-name="P53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37"/>
      <text:p text:style-name="P37"/>
      <text:p text:style-name="P37"/>
      <text:p text:style-name="P37"/>
      <text:p text:style-name="P20">Di<text:span text:style-name="T4">marts</text:span><text:tab/><text:span text:style-name="T7">08</text:span>/<text:span text:style-name="T7">10</text:span>/2<text:span text:style-name="T3">4</text:span></text:p>
      <text:p text:style-name="P12"/>
      <text:list xml:id="list71816115778034" text:continue-list="list71816654319155" text:style-name="L1">
        <text:list-item>
          <text:p text:style-name="P4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20">Di<text:span text:style-name="T4">mecres</text:span><text:tab/><text:span text:style-name="T7">09</text:span>/<text:span text:style-name="T7">10</text:span>/2<text:span text:style-name="T3">4</text:span></text:p>
      <text:p text:style-name="P12"><text:s/></text:p>
      <text:list xml:id="list6179418455955851297" text:style-name="L8">
        <text:list-item>
          <text:p text:style-name="P5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9">Comentat apartats 1.6.1 Calor específico, 1.6.2 Cambio de estado, calor sensible y latente, començat amb 1.6.3 Transmisión del calor. </text:p>
        </text:list-item>
        <text:list-item>
          <text:p text:style-name="P95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7"/>
      <text:p text:style-name="P27"/>
      <text:p text:style-name="P20">Di<text:span text:style-name="T6">jous<text:tab/></text:span><text:tab/><text:span text:style-name="T22">10</text:span>/<text:span text:style-name="T7">10</text:span>/2<text:span text:style-name="T3">4</text:span></text:p>
      <text:p text:style-name="P12"><text:s/></text:p>
      <text:list xml:id="list1996371908704343107" text:style-name="L9">
        <text:list-item>
          <text:p text:style-name="P70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4"/>
      <text:p text:style-name="P20"/>
      <text:p text:style-name="P20">Di<text:span text:style-name="T6">vendres<text:tab/>11</text:span>/<text:span text:style-name="T7">10</text:span>/2<text:span text:style-name="T3">4</text:span></text:p>
      <text:p text:style-name="P12"><text:s/></text:p>
      <text:list xml:id="list1373667776582736622" text:style-name="L10">
        <text:list-item>
          <text:p text:style-name="P71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8"/>
      <text:p text:style-name="P38"/>
      <text:p text:style-name="P21">Di<text:span text:style-name="T4">marts</text:span><text:tab/><text:span text:style-name="T7">15</text:span>/<text:span text:style-name="T7">10</text:span>/2<text:span text:style-name="T3">4</text:span></text:p>
      <text:p text:style-name="P13"/>
      <text:list xml:id="list71816371493680" text:continue-list="list71816115778034" text:style-name="L1">
        <text:list-item>
          <text:p text:style-name="P4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61"><text:span text:style-name="T13">C</text:span><text:span text:style-name="T8">omentat apartat 1.6.5 Saturació, subrefredament i sobreescalfament</text:span></text:p>
        </text:list-item>
        <text:list-item>
          <text:p text:style-name="P76">Fet els exercicis 1.7.1 a 3.</text:p>
        </text:list-item>
      </text:list>
      <text:p text:style-name="P5"/>
      <text:p text:style-name="P5"/>
      <text:p text:style-name="P21">Di<text:span text:style-name="T4">mecres</text:span><text:tab/><text:span text:style-name="T24">16</text:span>/<text:span text:style-name="T7">10</text:span>/2<text:span text:style-name="T3">4</text:span></text:p>
      <text:p text:style-name="P13"><text:s/></text:p>
      <text:list xml:id="list1837268010964472500" text:style-name="L11">
        <text:list-item>
          <text:p text:style-name="P96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8"/>
      <text:p text:style-name="P28"/>
      <text:p text:style-name="P21">Di<text:span text:style-name="T6">jous<text:tab/></text:span><text:tab/><text:span text:style-name="T22">17</text:span>/<text:span text:style-name="T7">10</text:span>/2<text:span text:style-name="T3">4</text:span></text:p>
      <text:p text:style-name="P13"><text:s/></text:p>
      <text:list xml:id="list3864411324491788752" text:style-name="L12">
        <text:list-item>
          <text:p text:style-name="P77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5"/>
      <text:p text:style-name="P21"/>
      <text:p text:style-name="P21"><text:soft-page-break/>Di<text:span text:style-name="T6">vendres<text:tab/>18</text:span>/<text:span text:style-name="T7">10</text:span>/2<text:span text:style-name="T3">4</text:span></text:p>
      <text:p text:style-name="P13"><text:s/></text:p>
      <text:list xml:id="list3328223084997729724" text:style-name="L13">
        <text:list-item>
          <text:p text:style-name="P72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9"/>
      <text:p text:style-name="P22">Di<text:span text:style-name="T4">marts</text:span><text:tab/><text:span text:style-name="T26">22</text:span>/<text:span text:style-name="T7">10</text:span>/2<text:span text:style-name="T3">4</text:span></text:p>
      <text:p text:style-name="P14"/>
      <text:list xml:id="list71818087394768" text:continue-list="list71816371493680" text:style-name="L1">
        <text:list-item>
          <text:p text:style-name="P4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62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62"><text:span text:style-name="T13">C</text:span><text:span text:style-name="T20">omentat apartat 1.8.2 Expansión de un gas a presión constante.</text:span></text:p>
        </text:list-item>
        <text:list-item>
          <text:p text:style-name="P62"><text:span text:style-name="T13">C</text:span><text:span text:style-name="T20">omentat apartat 1.8.3 Mezcla de gases.</text:span></text:p>
        </text:list-item>
        <text:list-item>
          <text:p text:style-name="P63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2">Di<text:span text:style-name="T4">mecres</text:span><text:tab/><text:span text:style-name="T26">23</text:span>/<text:span text:style-name="T7">10</text:span>/2<text:span text:style-name="T3">4</text:span></text:p>
      <text:p text:style-name="P14"><text:s/></text:p>
      <text:list xml:id="list2555523076884546392" text:style-name="L14">
        <text:list-item>
          <text:p text:style-name="P78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9"/>
      <text:p text:style-name="P29"/>
      <text:p text:style-name="P22">Di<text:span text:style-name="T6">jous<text:tab/></text:span><text:tab/><text:span text:style-name="T26">24</text:span>/<text:span text:style-name="T7">10</text:span>/2<text:span text:style-name="T3">4</text:span></text:p>
      <text:p text:style-name="P14"><text:s/></text:p>
      <text:list xml:id="list4730111995340412880" text:style-name="L15">
        <text:list-item>
          <text:p text:style-name="P5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9"><text:span text:style-name="T2">C</text:span>omentat <text:span text:style-name="T28">exercici 1.7-5.</text:span></text:p>
        </text:list-item>
        <text:list-item>
          <text:p text:style-name="P80"><text:span text:style-name="T2">C</text:span>omentat apartat <text:span text:style-name="T28">1.8.4 Diagrama Mollier.</text:span></text:p>
        </text:list-item>
        <text:list-item>
          <text:p text:style-name="P82">Comentat exercicis 1.9-1 a 4. </text:p>
        </text:list-item>
      </text:list>
      <text:p text:style-name="P36"/>
      <text:p text:style-name="P22"/>
      <text:p text:style-name="P22">Di<text:span text:style-name="T6">vendres<text:tab/>25</text:span>/<text:span text:style-name="T7">10</text:span>/2<text:span text:style-name="T3">4</text:span></text:p>
      <text:p text:style-name="P14"><text:s/></text:p>
      <text:list xml:id="list4174345766557738910" text:style-name="L16">
        <text:list-item>
          <text:p text:style-name="P5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40"/>
      <text:list xml:id="list71817439284306" text:continue-numbering="true" text:style-name="L16">
        <text:list-header>
          <text:p text:style-name="P65"/>
        </text:list-header>
      </text:list>
      <text:p text:style-name="P23">Di<text:span text:style-name="T4">marts</text:span><text:tab/><text:span text:style-name="T26">29</text:span>/<text:span text:style-name="T7">10</text:span>/2<text:span text:style-name="T3">4</text:span></text:p>
      <text:p text:style-name="P15"/>
      <text:list xml:id="list71817770800203" text:continue-list="list71818087394768" text:style-name="L1">
        <text:list-item>
          <text:p text:style-name="P7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3">Di<text:span text:style-name="T4">mecres</text:span><text:tab/><text:span text:style-name="T28">30</text:span>/<text:span text:style-name="T7">10</text:span>/2<text:span text:style-name="T3">4</text:span></text:p>
      <text:p text:style-name="P15"><text:s/></text:p>
      <text:list xml:id="list9169389816799820773" text:style-name="L17">
        <text:list-item>
          <text:p text:style-name="P87">Comentem exemple de càlcul de conservació de cabal.</text:p>
        </text:list-item>
        <text:list-item>
          <text:p text:style-name="P87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30"/>
      <text:p text:style-name="P30"/>
      <text:p text:style-name="P23">Di<text:span text:style-name="T6">jous<text:tab/></text:span><text:tab/><text:span text:style-name="T28">31</text:span>/<text:span text:style-name="T7">10</text:span>/2<text:span text:style-name="T3">4</text:span></text:p>
      <text:p text:style-name="P15"><text:s/></text:p>
      <text:list xml:id="list423708070352771581" text:style-name="L18">
        <text:list-item>
          <text:p text:style-name="P83">lliure centre</text:p>
        </text:list-item>
      </text:list>
      <text:p text:style-name="P23"/>
      <text:p text:style-name="P23">Di<text:span text:style-name="T6">vendres<text:tab/>01</text:span>/<text:span text:style-name="T7">11</text:span>/2<text:span text:style-name="T3">4</text:span></text:p>
      <text:p text:style-name="P15"><text:s/></text:p>
      <text:list xml:id="list7338086743520140579" text:style-name="L19">
        <text:list-item>
          <text:p text:style-name="P84"><text:span text:style-name="T2">T</text:span>ots Sants</text:p>
        </text:list-item>
      </text:list>
      <text:p text:style-name="P23"><text:soft-page-break/>Di<text:span text:style-name="T4">marts</text:span><text:tab/><text:span text:style-name="T28">05</text:span>/<text:span text:style-name="T7">11</text:span>/2<text:span text:style-name="T3">4</text:span></text:p>
      <text:p text:style-name="P15"/>
      <text:list xml:id="list71816204335092" text:continue-list="list71817770800203" text:style-name="L1">
        <text:list-item>
          <text:p text:style-name="P74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  </text:list-item>
        <text:list-item>
          <text:p text:style-name="P88">Comentat apartat 1.1.1 EER i COP</text:p>
        </text:list-item>
        <text:list-item>
          <text:p text:style-name="P88">1.1.2 Components de la instal·lació frigorífica</text:p>
        </text:list-item>
        <text:list-item>
          <text:p text:style-name="P88">Començat amb 1.1.3 Ciclo frigorífico en el diagrama p h</text:p>
          <text:p text:style-name="P74"/>
        </text:list-item>
      </text:list>
      <text:p text:style-name="P7"/>
      <text:p text:style-name="P7"/>
      <text:p text:style-name="P23">Di<text:span text:style-name="T4">mecres</text:span><text:tab/><text:span text:style-name="T28">06</text:span>/<text:span text:style-name="T7">11</text:span>/2<text:span text:style-name="T3">4</text:span></text:p>
      <text:p text:style-name="P15"><text:s/></text:p>
      <text:list xml:id="list7148826671939668401" text:style-name="L20">
        <text:list-item>
          <text:p text:style-name="P81"><text:span text:style-name="T27">Terminat amb</text:span> pràctica <text:a xlink:type="simple" xlink:href="https://paulinoposada.github.io/web_fred/web_fred_2425/documents/practica_soldadura_forta.pdf">soldadura forta</text:a>.</text:p>
        </text:list-item>
        <text:list-item>
          <text:p text:style-name="P89">Preparat pràctica refredadora</text:p>
        </text:list-item>
        <text:list-item>
          <text:p text:style-name="P7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  </text:list-item>
      </text:list>
      <text:p text:style-name="P30"/>
      <text:p text:style-name="P30"/>
      <text:p text:style-name="P23">Di<text:span text:style-name="T6">jous<text:tab/></text:span><text:tab/><text:span text:style-name="T28">07</text:span>/<text:span text:style-name="T7">11</text:span>/2<text:span text:style-name="T3">4</text:span></text:p>
      <text:p text:style-name="P15"><text:s/></text:p>
      <text:list xml:id="list2068092626602977282" text:style-name="L21">
        <text:list-item>
          <text:p text:style-name="P85"><text:a xlink:type="simple" xlink:href="https://paulinoposada.github.io/web_fred/web_fred_2425/examens/241107_omf_map33b_examen.pdf">Examen</text:a></text:p>
        </text:list-item>
      </text:list>
      <text:p text:style-name="P23"/>
      <text:p text:style-name="P23">Di<text:span text:style-name="T6">vendres<text:tab/>08</text:span>/<text:span text:style-name="T7">11</text:span>/2<text:span text:style-name="T3">4</text:span></text:p>
      <text:p text:style-name="P15"><text:s/></text:p>
      <text:list xml:id="list7114521754879987744" text:style-name="L22">
        <text:list-item>
          <text:p text:style-name="P90">Comentem <text:a xlink:type="simple" xlink:href="https://paulinoposada.github.io/web_fred/web_fred_2425/examens/241107_omf_map33b_examen_sol.pdf">solució examen</text:a>.</text:p>
        </text:list-item>
      </text:list>
      <text:p text:style-name="P41"/>
      <text:p text:style-name="P41"/>
      <text:p text:style-name="P24">Di<text:span text:style-name="T4">marts</text:span><text:tab/><text:span text:style-name="T29">12</text:span>/<text:span text:style-name="T7">11</text:span>/2<text:span text:style-name="T3">4</text:span></text:p>
      <text:p text:style-name="P16"/>
      <text:list xml:id="list71817669557652" text:continue-list="list71816204335092" text:style-name="L1">
        <text:list-item>
          <text:p text:style-name="P92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  </text:list-item>
      </text:list>
      <text:p text:style-name="P8"/>
      <text:p text:style-name="P8"/>
      <text:p text:style-name="P24">Di<text:span text:style-name="T4">mecres</text:span><text:tab/><text:span text:style-name="T29">13</text:span>/<text:span text:style-name="T7">11</text:span>/2<text:span text:style-name="T3">4</text:span></text:p>
      <text:p text:style-name="P16"><text:s/></text:p>
      <text:list xml:id="list8445408382224562240" text:style-name="L23">
        <text:list-item>
          <text:p text:style-name="P93">Baixat al taller i mostrat com muntar i posar en marxa l'enfriadora.</text:p>
        </text:list-item>
        <text:list-item>
          <text:p text:style-name="P93">Terminat de comentar l'exercici 1.2-1. Comencat amb l'exercici 1.2-2.</text:p>
        </text:list-item>
      </text:list>
      <text:p text:style-name="P31"/>
      <text:p text:style-name="P31"/>
      <text:p text:style-name="P24">Di<text:span text:style-name="T6">jous<text:tab/></text:span><text:tab/><text:span text:style-name="T29">14</text:span>/<text:span text:style-name="T7">11</text:span>/2<text:span text:style-name="T3">4</text:span></text:p>
      <text:p text:style-name="P16"><text:s/></text:p>
      <text:list xml:id="list728805759714210270" text:style-name="L24">
        <text:list-item>
          <text:p text:style-name="P86"/>
        </text:list-item>
      </text:list>
      <text:p text:style-name="P24"/>
      <text:p text:style-name="P24">Di<text:span text:style-name="T6">vendres<text:tab/>15</text:span>/<text:span text:style-name="T7">11</text:span>/2<text:span text:style-name="T3">4</text:span></text:p>
      <text:p text:style-name="P16"><text:s/></text:p>
      <text:list xml:id="list7198300496552683661" text:style-name="L25">
        <text:list-item>
          <text:p text:style-name="P9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4T07:18:15.837085762</dc:date>
    <meta:editing-duration>PT1H31M30S</meta:editing-duration>
    <meta:editing-cycles>136</meta:editing-cycles>
    <meta:document-statistic meta:table-count="0" meta:image-count="0" meta:object-count="0" meta:page-count="4" meta:paragraph-count="119" meta:word-count="604" meta:character-count="3848" meta:non-whitespace-character-count="3344"/>
  </office:meta>
</office:document-meta>
</file>